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1b8" officeooo:paragraph-rsid="000211c6"/>
    </style:style>
    <style:style style:name="P2" style:family="paragraph" style:parent-style-name="Standard">
      <style:text-properties officeooo:paragraph-rsid="000211c6"/>
    </style:style>
    <style:style style:name="P3" style:family="paragraph" style:parent-style-name="Standard">
      <style:text-properties officeooo:rsid="000211c6" officeooo:paragraph-rsid="000211c6"/>
    </style:style>
    <style:style style:name="P4" style:family="paragraph" style:parent-style-name="Standard">
      <style:text-properties officeooo:rsid="000318fa" officeooo:paragraph-rsid="000318fa"/>
    </style:style>
    <style:style style:name="P5" style:family="paragraph" style:parent-style-name="Standard">
      <style:text-properties officeooo:rsid="000318fa" officeooo:paragraph-rsid="000405a4"/>
    </style:style>
    <style:style style:name="P6" style:family="paragraph" style:parent-style-name="Standard">
      <style:text-properties officeooo:rsid="000405a4" officeooo:paragraph-rsid="000405a4"/>
    </style:style>
    <style:style style:name="P7" style:family="paragraph" style:parent-style-name="Standard">
      <style:text-properties officeooo:rsid="001a27d9" officeooo:paragraph-rsid="001a27d9"/>
    </style:style>
    <style:style style:name="P8" style:family="paragraph" style:parent-style-name="Title">
      <style:text-properties officeooo:paragraph-rsid="0000f1b8"/>
    </style:style>
    <style:style style:name="P9" style:family="paragraph" style:parent-style-name="Text_20_body">
      <style:text-properties officeooo:rsid="000820a5" officeooo:paragraph-rsid="000820a5"/>
    </style:style>
    <style:style style:name="P10" style:family="paragraph" style:parent-style-name="Text_20_body">
      <style:text-properties officeooo:rsid="0008dfdc" officeooo:paragraph-rsid="0008dfdc"/>
    </style:style>
    <style:style style:name="P11" style:family="paragraph" style:parent-style-name="Text_20_body">
      <style:text-properties officeooo:rsid="000a39e4" officeooo:paragraph-rsid="000a39e4"/>
    </style:style>
    <style:style style:name="P12" style:family="paragraph" style:parent-style-name="Text_20_body">
      <style:text-properties officeooo:rsid="000a39e4" officeooo:paragraph-rsid="000b3ab4"/>
    </style:style>
    <style:style style:name="P13" style:family="paragraph" style:parent-style-name="Text_20_body">
      <style:text-properties officeooo:rsid="000dd734" officeooo:paragraph-rsid="000dd734"/>
    </style:style>
    <style:style style:name="P14" style:family="paragraph" style:parent-style-name="Text_20_body">
      <style:text-properties officeooo:rsid="000e429c" officeooo:paragraph-rsid="000e429c"/>
    </style:style>
    <style:style style:name="P15" style:family="paragraph" style:parent-style-name="Text_20_body">
      <style:text-properties officeooo:rsid="000ffe5c" officeooo:paragraph-rsid="000ffe5c"/>
    </style:style>
    <style:style style:name="P16" style:family="paragraph" style:parent-style-name="Text_20_body">
      <style:text-properties officeooo:rsid="0012e202" officeooo:paragraph-rsid="0012e202"/>
    </style:style>
    <style:style style:name="P17" style:family="paragraph" style:parent-style-name="Text_20_body">
      <style:text-properties officeooo:rsid="0013b903" officeooo:paragraph-rsid="0013b903"/>
    </style:style>
    <style:style style:name="P18" style:family="paragraph" style:parent-style-name="Text_20_body">
      <style:text-properties officeooo:rsid="0016c492" officeooo:paragraph-rsid="0016c492"/>
    </style:style>
    <style:style style:name="P19" style:family="paragraph" style:parent-style-name="Standard">
      <style:text-properties officeooo:rsid="001d9d38" officeooo:paragraph-rsid="001e2705"/>
    </style:style>
    <style:style style:name="P20" style:family="paragraph" style:parent-style-name="Standard">
      <style:text-properties officeooo:rsid="0020ad62" officeooo:paragraph-rsid="0020ad62"/>
    </style:style>
    <style:style style:name="P21" style:family="paragraph" style:parent-style-name="Standard">
      <style:text-properties officeooo:rsid="00222663" officeooo:paragraph-rsid="00222663"/>
    </style:style>
    <style:style style:name="P22" style:family="paragraph" style:parent-style-name="Standard">
      <style:text-properties officeooo:rsid="000dc499" officeooo:paragraph-rsid="000211c6"/>
    </style:style>
    <style:style style:name="P23" style:family="paragraph" style:parent-style-name="Text_20_body">
      <style:text-properties officeooo:rsid="0018622d" officeooo:paragraph-rsid="0018622d"/>
    </style:style>
    <style:style style:name="P24" style:family="paragraph" style:parent-style-name="Text_20_body">
      <style:text-properties officeooo:rsid="001d9d38" officeooo:paragraph-rsid="001d9d38"/>
    </style:style>
    <style:style style:name="P25" style:family="paragraph" style:parent-style-name="Text_20_body">
      <style:text-properties officeooo:rsid="0020ad62" officeooo:paragraph-rsid="0020ad62"/>
    </style:style>
    <style:style style:name="P26" style:family="paragraph" style:parent-style-name="Text_20_body">
      <style:text-properties officeooo:paragraph-rsid="00222663"/>
    </style:style>
    <style:style style:name="P27" style:family="paragraph" style:parent-style-name="Text_20_body">
      <style:text-properties officeooo:rsid="0022b337" officeooo:paragraph-rsid="0022b337"/>
    </style:style>
    <style:style style:name="T1" style:family="text">
      <style:text-properties officeooo:rsid="0000f1b8"/>
    </style:style>
    <style:style style:name="T2" style:family="text">
      <style:text-properties officeooo:rsid="000211c6"/>
    </style:style>
    <style:style style:name="T3" style:family="text">
      <style:text-properties officeooo:rsid="000318fa"/>
    </style:style>
    <style:style style:name="T4" style:family="text">
      <style:text-properties officeooo:rsid="0004a6a8"/>
    </style:style>
    <style:style style:name="T5" style:family="text">
      <style:text-properties officeooo:rsid="00064f28"/>
    </style:style>
    <style:style style:name="T6" style:family="text">
      <style:text-properties officeooo:rsid="00079ab1"/>
    </style:style>
    <style:style style:name="T7" style:family="text">
      <style:text-properties officeooo:rsid="000820a5"/>
    </style:style>
    <style:style style:name="T8" style:family="text">
      <style:text-properties officeooo:rsid="000b3ab4"/>
    </style:style>
    <style:style style:name="T9" style:family="text">
      <style:text-properties officeooo:rsid="000dd73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429c" style:font-weight-asian="bold" style:font-weight-complex="bold"/>
    </style:style>
    <style:style style:name="T12" style:family="text">
      <style:text-properties officeooo:rsid="0011ba3d"/>
    </style:style>
    <style:style style:name="T13" style:family="text">
      <style:text-properties officeooo:rsid="0015746a"/>
    </style:style>
    <style:style style:name="T14" style:family="text">
      <style:text-properties officeooo:rsid="00185322"/>
    </style:style>
    <style:style style:name="T15" style:family="text">
      <style:text-properties officeooo:rsid="0018622d"/>
    </style:style>
    <style:style style:name="T16" style:family="text">
      <style:text-properties officeooo:rsid="001a27d9"/>
    </style:style>
    <style:style style:name="T17" style:family="text">
      <style:text-properties officeooo:rsid="001d9d38"/>
    </style:style>
    <style:style style:name="T18" style:family="text">
      <style:text-properties officeooo:rsid="001e2705"/>
    </style:style>
    <style:style style:name="T19" style:family="text">
      <style:text-properties officeooo:rsid="00222663"/>
    </style:style>
    <style:style style:name="T20" style:family="text">
      <style:text-properties officeooo:rsid="0022b337"/>
    </style:style>
    <style:style style:name="T21" style:family="text">
      <style:text-properties officeooo:rsid="00231f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Curie (Arduino 101)</text:span> <text:span text:style-name="T3">Eddystone</text:span></text:p>
      <text:p text:style-name="P8">Project Diary</text:p>
      <text:h text:style-name="Heading_20_2" text:outline-level="2">Summary</text:h>
      <text:p text:style-name="P1">Since Arduino/<text:span text:style-name="T5">Genuino</text:span> 101 has a BLE radio, and since Physical Web<text:span text:style-name="T3">(tm)</text:span> supports BLE radios, wouldn't it be nice to enable an Arduino 101 to be <text:span text:style-name="T2">part of the</text:span> Physical Web?</text:p>
      <text:p text:style-name="P22"/>
      <text:p text:style-name="P7">Version 1.0.4 of CurieBLE doesn't support Eddystone protocol:</text:p>
      <text:p text:style-name="P7">- It uses the Incomplete Service Class UUID codes instead of the Complete Service Class UUID codes (e.g., 0x02 instead of 0x03).</text:p>
      <text:p text:style-name="P7">- It doesn't support Service Data.</text:p>
      <text:p text:style-name="P1"/>
      <text:p text:style-name="P2">The Arduino<text:span text:style-name="T1"> 101 (</text:span><text:a xlink:type="simple" xlink:href="https://www.arduino.cc/en/Main/ArduinoBoard101"><text:span text:style-name="T1">https://www.arduino.cc/en/Main/ArduinoBoard101</text:span></text:a><text:span text:style-name="T1">) is based on an Intel Curie chip, which includes support for BLE (Bluetooth Low Energy). Meanwhile, the Physical Web (</text:span><text:a xlink:type="simple" xlink:href="https://github.com/google/physical-web"><text:span text:style-name="T1">https://github.com/google/physical-web</text:span></text:a><text:span text:style-name="T1">) is an Open </text:span>Source project designed to enable BLE devices to broadcast URLs, <text:span text:style-name="T1">enabling people</text:span> to (from their introduction) “...walk up to any <text:span text:style-name="T4">'</text:span>smart<text:span text:style-name="T4">'</text:span> physical object (e.g. a vending machine, a poster, a toy, a bus stop, a rental car) and interact with it without first downloading an app.” <text:s/><text:span text:style-name="T1">Sounds pretty cool.</text:span></text:p>
      <text:p text:style-name="Standard"/>
      <text:p text:style-name="Standard">Technically, the idea is to load an Arduino 101 with Eddystone-<text:span text:style-name="T4">compliant code</text:span> (<text:a xlink:type="simple" xlink:href="https://github.com/google/eddystone">https://github.com/google/eddystone</text:a>). <text:s/><text:span text:style-name="T4">Eddystone is an </text:span>Open Source implementation <text:span text:style-name="T6">that supports</text:span> the BLE Physical Web Specification.</text:p>
      <text:p text:style-name="Standard"/>
      <text:p text:style-name="P19">The CurieBLE library is at (on Linux) <text:span text:style-name="T18">~/</text:span>.arduino15/packages/Intel/hardware/arc32/1.0.4/libraries/CurieBle/src</text:p>
      <text:h text:style-name="Heading_20_2" text:outline-level="2">February 25, 2016 – Starting up</text:h>
      <text:p text:style-name="P3">Reading up on Physical Web and Eddystone. <text:s/>Since a Curie can do a lot more than just be a BLE beacon, maybe the right thing would be to write an Eddystone library for Arduino 101, so people could write Arduino apps that, say, run a vending machine and use Eddystone to advertise the URLs – who knows?</text:p>
      <text:p text:style-name="P4"/>
      <text:p text:style-name="P4">Found I probably ought to call this project “<text:span text:style-name="T6">Curie </text:span>Eddystone” instead of <text:span text:style-name="T6">Curie</text:span> Physical Web, because the Physical Web is the client and Eddystone is the beacon specification.</text:p>
      <text:p text:style-name="P3"/>
      <text:p text:style-name="P5">Reading the Eddystone protocol specification, at <text:a xlink:type="simple" xlink:href="https://github.com/google/eddystone/blob/master/protocol-specification.md">https://github.com/google/eddystone/blob/master/protocol-specification.md</text:a>. <text:span text:style-name="T6">That page is an overview; the details of the packets are given inside separate folders. <text:s/>For example the details of the TLM packet are described in </text:span><text:a xlink:type="simple" xlink:href="https://github.com/google/eddystone/tree/master/eddystone-tlm"><text:span text:style-name="T6">https://github.com/google/eddystone/tree/master/eddystone-tlm</text:span></text:a><text:span text:style-name="T6">.</text:span></text:p>
      <text:p text:style-name="P4"/>
      <text:p text:style-name="P6">Eddystone is licensed under Apache 2.0, so I should probably use the same license for this work, to minimize licensing confusion.</text:p>
      <text:p text:style-name="P6"><text:soft-page-break/></text:p>
      <text:p text:style-name="P6"><text:a xlink:type="simple" xlink:href="https://github.com/google/eddystone/tree/master/eddystone-url/implementations">https://github.com/google/eddystone/tree/master/eddystone-url/implementations</text:a> contains implementations for various platforms, some of which are minimal.</text:p>
      <text:h text:style-name="Heading_20_2" text:outline-level="2">February 27, 2106 – Learning Eddystone protocol, <text:span text:style-name="T9">writing config code</text:span></text:h>
      <text:p text:style-name="P9">Started reading <text:a xlink:type="simple" xlink:href="https://github.com/google/eddystone/blob/master/protocol-specification.md">https://github.com/google/eddystone/blob/master/protocol-specification.md</text:a>. <text:s/>I'm finding part of the trick is mapping the Eddystone terminology into what I know of BLE terminology. <text:s/>I don't know much about advertising info right now.</text:p>
      <text:p text:style-name="Text_20_body"><text:a xlink:type="simple" xlink:href="https://www.bluetooth.org/en-us/specification/assigned-numbers/generic-access-profile"><text:span text:style-name="T7">https://www.bluetooth.org/en-us/specification/assigned-numbers/generic-access-profile</text:span></text:a><text:span text:style-name="T7">, </text:span>“Generic Access Profile (GAP)” lists EIR Data Type, Advertising Data Type (AD Type) and OOB Data Type Definitions, <text:span text:style-name="T7">including 0x16, 0x20, and 0x21, “Service Data”. <text:s/>GATT (Generic Attributes) – the part of BLE I know how to use today – is used only when connected. <text:s/>Advertising – the Eddystone protocol – is used without connections.</text:span></text:p>
      <text:p text:style-name="P10"><text:span text:style-name="T10">A </text:span><text:span text:style-name="T11">big </text:span><text:span text:style-name="T10">snag</text:span>: reading the CurieBLE library's BLEPeripheral.cpp, BLEPeripheral::_advDataInit() - the code that seems to set the advertising block – it looks like that code supports only advertising the Service UUID and Local Name. <text:s/>It looks like it doesn't support Service Data advertising (ouch), which is necessary for the Eddystone protocol. <text:s/>I may have to modify BLEPeripheral library to get Eddystone to work with Curie.</text:p>
      <text:p text:style-name="P11">Sent a note to the Arduino.cc forum about Curie Service Data support. <text:s/>It's looking like I may need to modify the BLEPeripheral library to add support for Service Data.</text:p>
      <text:p text:style-name="P12">In the meantime, I'll concentrate on implementating the BLE GATT (connection-based) support for Physical Web configuration. <text:s/><text:span text:style-name="T8">Wow there are a lot of fields at </text:span><text:a xlink:type="simple" xlink:href="https://github.com/google/eddystone/blob/master/eddystone-url/docs/config-service-spec.md"><text:span text:style-name="T8">https://github.com/google/eddystone/blob/master/eddystone-url/docs/config-service-spec.md</text:span></text:a><text:span text:style-name="T8">.</text:span></text:p>
      <text:p text:style-name="P13">Wrote code for all the Config GATTs; checked that they seem to have correct values.</text:p>
      <text:p text:style-name="P13">Physical Web Android app doesn't seem to recognize the config beacon. When I touch Edit Urls, it says “Put your beacon into config mode”, then “No beacons found”.</text:p>
      <text:h text:style-name="Heading_20_2" text:outline-level="2">February 28, 2016 – debugging with Physical Web app</text:h>
      <text:p text:style-name="P14">Spent quite a while trying to get the Sketch to be recognized as an in-configure-mode Beacon, with no success.</text:p>
      <text:p text:style-name="P14">The Physical Web Android app Edit Urls screen shows a message to put your device into config mode, then after a while says “No beacons found”. I seem to recall that yesterday I got the Physical web app to recognized the beacon in config mode only once, when all it was doing was advertising the service, without the necessary Characteristics. <text:s/>I guess I have to go back to that point: turning off the additions of the BLECharacteristics to see if the Physical Web app will recognize the Config Service UUID.</text:p>
      <text:p text:style-name="P14">To try to confirm that the Config Service UUID the app is looking for is the one the device is <text:soft-page-break/><text:span text:style-name="T16">advertising</text:span>, I read a lot of the source of the app – unfortunately, the UUIDs are in a binary ProcotolV2.class file and I haven't found the source for that file yet.</text:p>
      <text:h text:style-name="Heading_20_2" text:outline-level="2">February 29, 2016 – Reading</text:h>
      <text:p text:style-name="P15">Reading CurieBLE code and Eddystone docs and implementations, I got the idea that it won't take a lot of change to BLEPeripheral.cpp to support an Eddystone Advertising packet.</text:p>
      <text:p text:style-name="P15">ble_protocol.h says #define BLE_MAX_ADV_SIZE <text:s text:c="4"/>31 </text:p>
      <text:p text:style-name="P15">BLEPeripheral.h says uint8_t <text:s text:c="3"/>_adv_data[BLE_MAX_ADV_SIZE]; </text:p>
      <text:p text:style-name="P15">So the advertising packet, which has everything in it, can be at most 31 bytes long. A co-worker explained to me that some BLE radios have a maximum advertising packet length of 27 bytes, so I should watch out for that limit.</text:p>
      <text:p text:style-name="P15">BLEPeripheral.cpp fills in _adv_data[] using the method _advDataInit(), called only by BLEPeripheral::begin(). <text:s/>It looks like all it would take to replace the advertising packet would be to write another version of _advDataInit() that fills in the advertising bytes with what's necessary to be an Eddystone beacon. It would be a hack, but a quick one that would confirm whether the advertising change would work.</text:p>
      <text:p text:style-name="P15"><text:a xlink:type="simple" xlink:href="https://github.com/google/eddystone/blob/master/protocol-specification.md">https://github.com/google/eddystone/blob/master/protocol-specification.md</text:a> gives an example Eddystone URL packet. </text:p>
      <text:p text:style-name="P15"><text:a xlink:type="simple" xlink:href="https://github.com/google/eddystone/blob/master/eddystone-url/implementations/RFduino/eddystone-url.ino">https://github.com/google/eddystone/blob/master/eddystone-url/implementations/RFduino/eddystone-url.ino</text:a> shows another, more complete example. </text:p>
      <text:p text:style-name="P15">It sounds even easier than that: to add support for ServiceData to BLEPeripheral.cpp. Mod setServiceData(...), which sets a BLEPeripheral.h pointer. <text:s/>Mod _advDataInit() to fill in service data if it's set. (and set the appropriate flags). </text:p>
      <text:p text:style-name="P15">~/.arduino15/packages/Intel/hardware/arc32/1.0.4/libraries/CurieBle/src is the folder where BLEPeripheral.cpp, etc. are (under Linux).</text:p>
      <text:p text:style-name="P15"><text:a xlink:type="simple" xlink:href="https://www.bluetooth.org/en-us/specification/assigned-numbers/generic-access-profile">https://www.bluetooth.org/en-us/specification/assigned-numbers/generic-access-profile</text:a> gives the <text:span text:style-name="T16">Standard </text:span>frame types for the <text:span text:style-name="T16">BLE </text:span>Advertising packet. </text:p>
      <text:p text:style-name="P15"><text:a xlink:type="simple" xlink:href="https://www.bluetooth.org/DocMan/handlers/DownloadDoc.ashx?doc_id=282152">https://www.bluetooth.org/DocMan/handlers/DownloadDoc.ashx?doc_id=282152</text:a> defines the values for Flags in section 1.3. </text:p>
      <text:p text:style-name="P15">So... what does the config-mode advertising packet look like? </text:p>
      <text:p text:style-name="P15">From the Eddystone Config URL doc: "When in Configuration mode the beacon should advertise a different ADV packet indicating that mode using the ADV long name parameter string, and the ADV Service 128-bit UUID of the Eddystone-URL configuration service, and an ADV TxPower parameter to allow nearness of the beacon to be determined by the signal path-loss." </text:p>
      <text:p text:style-name="P15">Sounds like it's just using a 128-bit Eddystone config service instead of the 16-bit, and then using the <text:soft-page-break/>normal TxPower as in the normal advertising packet. </text:p>
      <text:p text:style-name="P15">Sounds doable: a modified _advDataInit() plus some support for Service Data should do it. </text:p>
      <text:h text:style-name="Heading_20_2" text:outline-level="2">March 1, 2016 – Modding CurieBLE</text:h>
      <text:p text:style-name="P15">Started modding BLEPeripheral.cpp, to have a version of _advDataInit() that hard-codes what should be an Eddystone URL advertising packet to see if the Physical Web app can see it.</text:p>
      <text:p text:style-name="P15">The Eddystone URL example shows a Flags value of 0x06. _advDataInit() uses BLE_SVC_GAP_ADV_FLAGS_LE_ONLY_GENERAL_DISC_MODE.</text:p>
      <text:p text:style-name="P15">/1.0.4/system/libarc32_arduino101/framework/src/services/ble/ble_protocol.h defines that BLE..FLAGS as <text:span text:style-name="T12">0x02 | 0x04, which is 0x06. <text:s/>So we're in luck: _advDataInit() uses the same Flags value as Eddystone.</text:span></text:p>
      <text:p text:style-name="P16">Added _advDataInit2() to BLEPerphieral.h/.cpp, that sets adv_data and adv_data_len <text:span text:style-name="T13">with totally hard-coded data.</text:span></text:p>
      <text:p text:style-name="P17">WAHOO!! Successfully got the Physical Web app to say that there's a nearby beacon advertising <text:a xlink:type="simple" xlink:href="http://abc.go.com/">http://abc.go.com/</text:a></text:p>
      <text:p text:style-name="P18">Starting folding in the Service Data block into the regular functionality and immediately broke it – Physical web app doesn't recognize the beacon.</text:p>
      <text:p text:style-name="P18">Added <text:span text:style-name="T16">BLEPeripheral.h/.cpp functions</text:span> to view the Advertising block <text:span text:style-name="T16">created by BLEPeripheral.begin()</text:span>. It printed:</text:p>
      <text:p text:style-name="Standard">Advertising block length: 18 </text:p>
      <text:p text:style-name="Standard">0x2 </text:p>
      <text:p text:style-name="Standard">0x1 </text:p>
      <text:p text:style-name="Standard">0x6 </text:p>
      <text:p text:style-name="Standard"/>
      <text:p text:style-name="Standard">0x3 </text:p>
      <text:p text:style-name="Standard">0x2 <text:s/><text:span text:style-name="T14">= wrong. <text:s/>Should be 0x03</text:span></text:p>
      <text:p text:style-name="Standard">0xAA </text:p>
      <text:p text:style-name="Standard">0xFE </text:p>
      <text:p text:style-name="Standard"/>
      <text:p text:style-name="Standard">0xA </text:p>
      <text:p text:style-name="Standard">0x16 </text:p>
      <text:p text:style-name="Standard">0xAA </text:p>
      <text:p text:style-name="Standard">0xFE </text:p>
      <text:p text:style-name="Standard">---- <text:span text:style-name="T15">the encoded URL</text:span></text:p>
      <text:p text:style-name="Standard">0x10 </text:p>
      <text:p text:style-name="Standard">0xEB </text:p>
      <text:p text:style-name="Standard">0x2 </text:p>
      <text:p text:style-name="Standard">0x61 </text:p>
      <text:p text:style-name="Standard">0x62 </text:p>
      <text:p text:style-name="Standard">0x63 </text:p>
      <text:p text:style-name="Standard"><text:soft-page-break/>0x7 </text:p>
      <text:p text:style-name="Standard">--- </text:p>
      <text:p text:style-name="Standard"/>
      <text:p text:style-name="Text_20_body">BLEPeripheral::_advDataInit() sets that wrong field to BLE_ADV_TYPE_INC_16_UUID (0x02, incomplete list of 16-bit Service Class UUIDs) <text:s/>instead for Eddystone it should use BLE_ADV_TYPE_COMP_16_UUID (0x03, complete list of 16-bit Service Class UUIDs). <text:span text:style-name="T16">What's the difference?</text:span></text:p>
      <text:p text:style-name="Text_20_body">The BLE spec at <text:a xlink:type="simple" xlink:href="https://www.bluetooth.org/DocMan/handlers/DownloadDoc.ashx?doc_id=282152">https://www.bluetooth.org/DocMan/handlers/DownloadDoc.ashx?doc_id=282152</text:a> explains the difference between Incomplete and Complete lists of Service UUIDs: the Incomplete list says that the client can request an extended list of Service UUIDs. <text:span text:style-name="T16">I'm not sure why CurieBLE uses the Incomplete list value, when it seems to support only one Service UUID.</text:span></text:p>
      <text:p text:style-name="P23">Modded BLEPeripheral.cpp to use the _COMP_ advertising values instead of the _INC_ counterparts. <text:s/>Now Physical Web recognizes the beacon again. <text:s/>It's unfortunate that Eddystone spec doesn't allow the Incomplete list of Service UUIDs as well as the complete list, because I don't really know the difference and am uncomfortable just changing that field in CurieBLE.</text:p>
      <text:h text:style-name="Heading_20_2" text:outline-level="2">March 2, 2016 – Adding Service Data to BLEPeripheral</text:h>
      <text:p text:style-name="P24">Double-checked that Eddystone URL and Eddystone Config Advertisements use only one Service Data block. Because of this I can add Eddystone support through a mechanism similar to how CureBLE supports Service UUID and Local Name.</text:p>
      <text:p text:style-name="P25">Added setAdvertisingServiceData(). <text:s/>Put an URL into the Sketch instead of hard-coding it <text:span text:style-name="T20">in BLEPeripheral.cpp</text:span>. <text:s/><text:span text:style-name="T20">Backed out my hard-coded changes to BLEPeripheral.cpp.</text:span></text:p>
      <text:p text:style-name="Standard">Result:</text:p>
      <text:p text:style-name="P20">Advertising block length: 2<text:span text:style-name="T19">1</text:span></text:p>
      <text:p text:style-name="P20">0x2 <text:s/>length</text:p>
      <text:p text:style-name="P20">0x1 <text:s/>Flags Type block</text:p>
      <text:p text:style-name="P20">0x6 <text:s/>Flags</text:p>
      <text:p text:style-name="P20"/>
      <text:p text:style-name="P20">0x3 <text:s text:c="3"/>length</text:p>
      <text:p text:style-name="P20">0x3 <text:s text:c="3"/>Complete list of Service UUIDs Type</text:p>
      <text:p text:style-name="P20">0xAA</text:p>
      <text:p text:style-name="P20">0xFE <text:s/>Eddystone UUID (MSB first)</text:p>
      <text:p text:style-name="P20"/>
      <text:p text:style-name="P20">0xD <text:s text:c="3"/>length</text:p>
      <text:p text:style-name="P20">0x16 <text:s text:c="2"/>Service Data Type</text:p>
      <text:p text:style-name="P20">0xAA</text:p>
      <text:p text:style-name="P20">0xFE <text:s/>Eddystone UUID (MSB first)</text:p>
      <text:p text:style-name="P20">0x10 <text:s text:c="2"/>URL Frame type</text:p>
      <text:p text:style-name="P20">0xEB <text:s/>TxPower</text:p>
      <text:p text:style-name="P20">0x1 <text:s text:c="4"/>URL Scheme</text:p>
      <text:p text:style-name="P20">0x67 <text:s text:c="2"/>google</text:p>
      <text:p text:style-name="P20">0x6F</text:p>
      <text:p text:style-name="P20"><text:soft-page-break/>0x6F</text:p>
      <text:p text:style-name="P20">0x67</text:p>
      <text:p text:style-name="P20">0x6C</text:p>
      <text:p text:style-name="P20">0x65</text:p>
      <text:p text:style-name="P21">0x7 <text:s text:c="2"/>URL Suffix</text:p>
      <text:p text:style-name="Text_20_body"/>
      <text:p text:style-name="P26"><text:span text:style-name="T19">Ran Physical Web, and it successfully saw the beacon transmitting http://www.google.com! <text:s/>WAHOO!</text:span></text:p>
      <text:p text:style-name="P27">Cleaned up the code a bit.</text:p>
      <text:p text:style-name="P27">TODO: modify the CurieBLE keywords.txt file for the new functions you've added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21:52:05.768954496</dc:date>
    <meta:generator>LibreOffice/4.2.8.2$Linux_X86_64 LibreOffice_project/420m0$Build-2</meta:generator>
    <meta:editing-duration>PT5H22M16S</meta:editing-duration>
    <meta:editing-cycles>13</meta:editing-cycles>
    <meta:document-statistic meta:table-count="0" meta:image-count="0" meta:object-count="0" meta:page-count="6" meta:paragraph-count="105" meta:word-count="1545" meta:character-count="10857" meta:non-whitespace-character-count="9294"/>
  </office:meta>
</office:document-meta>
</file>